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2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91cm"/>
    </style:style>
    <style:style style:name="gr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9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7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cm"/>
    </style:style>
    <style:style style:name="gr8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4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0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35cm"/>
    </style:style>
    <style:style style:name="gr11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6cm" fo:min-width="0cm"/>
    </style:style>
    <style:style style:name="gr12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34cm"/>
    </style:style>
    <style:style style:name="gr1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1.223cm"/>
    </style:style>
    <style:style style:name="gr1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419cm" fo:min-width="2.173cm"/>
    </style:style>
    <style:style style:name="gr1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59cm" fo:min-width="0cm"/>
    </style:style>
    <style:style style:name="gr16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678cm" fo:min-width="2.173cm"/>
    </style:style>
    <style:style style:name="gr17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419cm" fo:min-width="1.03cm"/>
    </style:style>
    <style:style style:name="gr18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20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cm" draw:start-line-spacing-vertical="0cm" draw:end-line-spacing-horizontal="0cm"/>
    </style:style>
    <style:style style:name="gr21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vertical="0cm" draw:end-line-spacing-vertical="0cm"/>
    </style:style>
    <style:style style:name="gr22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2.45cm"/>
    </style:style>
    <style:style style:name="gr24" style:family="graphic" style:parent-style-name="objectwithoutfill">
      <style:graphic-properties svg:stroke-width="0.02cm" draw:marker-start="Circle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yriad Pro" fo:font-size="12pt" style:font-size-asian="12pt" style:font-size-complex="12pt"/>
    </style:style>
    <style:style style:name="P3" style:family="paragraph">
      <style:paragraph-properties fo:text-align="center"/>
      <style:text-properties style:font-name="Myriad Pro" fo:font-size="6pt" style:font-size-asian="6pt" style:font-size-complex="6pt"/>
    </style:style>
    <style:style style:name="P4" style:family="paragraph">
      <style:paragraph-properties fo:text-align="center"/>
      <style:text-properties style:font-name="Myriad Pro" fo:font-size="10pt" style:font-size-asian="10pt" style:font-size-complex="10pt"/>
    </style:style>
    <style:style style:name="P5" style:family="paragraph">
      <style:text-properties style:font-name="Myriad Pro" fo:font-size="6pt" style:font-size-asian="6pt" style:font-size-complex="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Myriad Pro" fo:font-size="8pt" style:font-size-asian="8pt" style:font-size-complex="8pt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start"/>
      <style:text-properties style:font-name="Myriad Pro" fo:font-size="6pt" style:font-size-asian="6pt" style:font-size-complex="6pt"/>
    </style:style>
    <style:style style:name="P10" style:family="paragraph">
      <style:paragraph-properties fo:text-align="center"/>
      <style:text-properties style:font-name="Myriad Pro" fo:font-size="10pt" fo:font-weight="bold" style:font-size-asian="10pt" style:font-size-complex="10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6pt" style:font-size-asian="6pt" style:font-size-complex="6pt"/>
    </style:style>
    <style:style style:name="T3" style:family="text">
      <style:text-properties style:font-name="Myriad Pro" fo:font-size="6pt" style:font-name-asian="Myriad Pro2" style:font-size-asian="6pt" style:font-name-complex="Myriad Pro2" style:font-size-complex="6pt"/>
    </style:style>
    <style:style style:name="T4" style:family="text">
      <style:text-properties style:font-name="Myriad Pro2" fo:font-size="6pt" style:font-name-asian="Myriad Pro2" style:font-size-asian="6pt" style:font-name-complex="Myriad Pro2" style:font-size-complex="6pt"/>
    </style:style>
    <style:style style:name="T5" style:family="text">
      <style:text-properties style:font-name="Myriad Pro" fo:font-size="8pt" style:font-size-asian="8pt" style:font-size-complex="8pt"/>
    </style:style>
    <style:style style:name="T6" style:family="text">
      <style:text-properties style:font-name="Myriad Pr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4cm" svg:height="0.767cm" svg:x="0.313cm" svg:y="0.593cm">
          <draw:text-box>
            <text:p text:style-name="P1"><text:span text:style-name="T1">Obligee Action Wizard</text:span></text:p>
          </draw:text-box>
        </draw:frame>
        <draw:custom-shape draw:style-name="gr2" draw:text-style-name="P3" xml:id="id3" draw:id="id3" draw:layer="layout" svg:width="2.039cm" svg:height="0.9cm" svg:x="4.633cm" svg:y="5.212cm">
          <text:p text:style-name="P1"><text:span text:style-name="T2">Can add</text:span><text:span text:style-name="T2"><text:line-break/></text:span><text:span text:style-name="T2">Clarif. Reques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04cm" svg:height="0.42cm" svg:x="7.871cm" svg:y="5.452cm">
          <text:p text:style-name="P1"><text:span text:style-name="T2">Is it a ques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911cm" svg:y1="5.662cm" svg:x2="12.473cm" svg:y2="5.663cm" draw:start-shape="id1" draw:start-glue-point="1" draw:end-shape="id2" draw:end-glue-point="3" svg:d="M9911 5662l2562 1" svg:viewBox="0 0 2563 2">
          <text:p/>
        </draw:connector>
        <draw:connector draw:style-name="gr3" draw:text-style-name="P4" draw:layer="layout" draw:type="line" svg:x1="6.672cm" svg:y1="5.662cm" svg:x2="7.871cm" svg:y2="5.662cm" draw:start-shape="id3" draw:start-glue-point="10" draw:end-shape="id1" draw:end-glue-point="3" svg:d="M6672 5662h1199" svg:viewBox="0 0 1200 1">
          <text:p/>
        </draw:connector>
        <draw:custom-shape draw:style-name="gr2" draw:text-style-name="P3" xml:id="id6" draw:id="id6" draw:layer="layout" svg:width="2.039cm" svg:height="0.9cm" svg:x="4.633cm" svg:y="6.652cm">
          <text:p text:style-name="P1"><text:span text:style-name="T2">Can add</text:span><text:span text:style-name="T2"><text:line-break/></text:span><text:span text:style-name="T2">Confirmat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39cm" svg:height="0.42cm" svg:x="7.872cm" svg:y="6.892cm">
          <text:p text:style-name="P1"><text:span text:style-name="T2">Is it a confirma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911cm" svg:y1="7.102cm" svg:x2="12.475cm" svg:y2="7.104cm" draw:start-shape="id4" draw:start-glue-point="1" draw:end-shape="id5" draw:end-glue-point="3" svg:d="M9911 7102l2564 2" svg:viewBox="0 0 2565 3">
          <text:p/>
        </draw:connector>
        <draw:connector draw:style-name="gr3" draw:text-style-name="P4" draw:layer="layout" draw:type="line" svg:x1="6.672cm" svg:y1="7.102cm" svg:x2="7.872cm" svg:y2="7.102cm" draw:start-shape="id6" draw:start-glue-point="10" draw:end-shape="id4" draw:end-glue-point="3" svg:d="M6672 7102h1200" svg:viewBox="0 0 1201 1">
          <text:p/>
        </draw:connector>
        <draw:connector draw:style-name="gr3" draw:text-style-name="P4" draw:layer="layout" draw:type="line" svg:x1="5.653cm" svg:y1="6.112cm" svg:x2="5.653cm" svg:y2="6.652cm" draw:start-shape="id3" draw:start-glue-point="8" draw:end-shape="id6" draw:end-glue-point="4" svg:d="M5653 6112v540" svg:viewBox="0 0 1 541">
          <text:p/>
        </draw:connector>
        <draw:frame draw:style-name="gr4" draw:text-style-name="P5" draw:layer="layout" svg:width="0.79cm" svg:height="0.505cm" svg:x="6.588cm" svg:y="6.672cm">
          <draw:text-box>
            <text:p><text:span text:style-name="T2">yes</text:span></text:p>
          </draw:text-box>
        </draw:frame>
        <draw:frame draw:style-name="gr5" draw:text-style-name="P5" draw:layer="layout" svg:width="0.79cm" svg:height="0.505cm" svg:x="9.767cm" svg:y="6.72cm">
          <draw:text-box>
            <text:p><text:span text:style-name="T2">yes</text:span></text:p>
          </draw:text-box>
        </draw:frame>
        <draw:frame draw:style-name="gr6" draw:text-style-name="P5" draw:layer="layout" svg:width="0.79cm" svg:height="0.505cm" svg:x="6.528cm" svg:y="5.262cm">
          <draw:text-box>
            <text:p><text:span text:style-name="T2">yes</text:span></text:p>
          </draw:text-box>
        </draw:frame>
        <draw:frame draw:style-name="gr7" draw:text-style-name="P5" draw:layer="layout" svg:width="0.79cm" svg:height="0.505cm" svg:x="9.776cm" svg:y="5.268cm">
          <draw:text-box>
            <text:p><text:span text:style-name="T2">yes</text:span></text:p>
          </draw:text-box>
        </draw:frame>
        <draw:frame draw:style-name="gr8" draw:text-style-name="P5" draw:layer="layout" svg:width="0.739cm" svg:height="0.505cm" svg:x="5.598cm" svg:y="6.052cm">
          <draw:text-box>
            <text:p><text:span text:style-name="T2">no</text:span></text:p>
          </draw:text-box>
        </draw:frame>
        <draw:connector draw:style-name="gr3" draw:text-style-name="P4" draw:layer="layout" draw:type="line" svg:x1="8.891cm" svg:y1="5.872cm" svg:x2="6.374cm" svg:y2="6.783cm" draw:start-shape="id1" draw:start-glue-point="2" draw:end-shape="id6" draw:end-glue-point="11" svg:d="M8891 5872l-2517 911" svg:viewBox="0 0 2518 912">
          <text:p/>
        </draw:connector>
        <draw:frame draw:style-name="gr9" draw:text-style-name="P5" draw:layer="layout" svg:width="0.739cm" svg:height="0.505cm" svg:x="8.571cm" svg:y="5.802cm">
          <draw:text-box>
            <text:p><text:span text:style-name="T2">no</text:span></text:p>
          </draw:text-box>
        </draw:frame>
        <draw:custom-shape draw:style-name="gr2" draw:text-style-name="P3" xml:id="id7" draw:id="id7" draw:layer="layout" svg:width="2.039cm" svg:height="0.9cm" svg:x="4.634cm" svg:y="8.152cm">
          <text:p text:style-name="P1"><text:span text:style-name="T2">Can add</text:span><text:span text:style-name="T2"><text:line-break/></text:span><text:span text:style-name="T2">Refusal/Disclosure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3cm" svg:y1="7.552cm" svg:x2="5.654cm" svg:y2="8.152cm" draw:start-shape="id6" draw:start-glue-point="8" draw:end-shape="id7" draw:end-glue-point="4" svg:d="M5653 7552l1 600" svg:viewBox="0 0 2 601">
          <text:p/>
        </draw:connector>
        <draw:frame draw:style-name="gr10" draw:text-style-name="P5" draw:layer="layout" svg:width="0.739cm" svg:height="0.505cm" svg:x="5.592cm" svg:y="7.502cm">
          <draw:text-box>
            <text:p><text:span text:style-name="T2">no</text:span></text:p>
          </draw:text-box>
        </draw:frame>
        <draw:connector draw:style-name="gr3" draw:text-style-name="P4" draw:layer="layout" draw:line-skew="-0.41cm" svg:x1="4.634cm" svg:y1="8.602cm" svg:x2="4.635cm" svg:y2="18.5cm" draw:start-shape="id7" draw:start-glue-point="6" draw:end-shape="id8" draw:end-glue-point="6" svg:d="M4634 8602h-921v9898h922" svg:viewBox="0 0 923 9899">
          <text:p/>
        </draw:connector>
        <draw:frame draw:style-name="gr9" draw:text-style-name="P5" draw:layer="layout" svg:width="0.739cm" svg:height="0.505cm" svg:x="4.118cm" svg:y="8.171cm">
          <draw:text-box>
            <text:p><text:span text:style-name="T2">no</text:span></text:p>
          </draw:text-box>
        </draw:frame>
        <draw:custom-shape draw:style-name="gr2" draw:text-style-name="P3" xml:id="id9" draw:id="id9" draw:layer="layout" svg:width="2.039cm" svg:height="0.42cm" svg:x="4.633cm" svg:y="9.591cm">
          <text:p text:style-name="P1"><text:span text:style-name="T2">Is it on topic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891cm" svg:y1="7.312cm" svg:x2="6.375cm" svg:y2="8.283cm" draw:start-shape="id4" draw:start-glue-point="2" draw:end-shape="id7" draw:end-glue-point="11" svg:d="M8891 7312l-2516 971" svg:viewBox="0 0 2517 972">
          <text:p/>
        </draw:connector>
        <draw:frame draw:style-name="gr11" draw:text-style-name="P5" draw:layer="layout" svg:width="0.876cm" svg:height="0.505cm" svg:x="8.577cm" svg:y="7.231cm">
          <draw:text-box>
            <text:p><text:span text:style-name="T2">no</text:span></text:p>
          </draw:text-box>
        </draw:frame>
        <draw:connector draw:style-name="gr3" draw:text-style-name="P4" draw:layer="layout" draw:type="line" svg:x1="5.654cm" svg:y1="9.052cm" svg:x2="5.652cm" svg:y2="9.591cm" draw:start-shape="id7" draw:start-glue-point="8" draw:end-shape="id9" draw:end-glue-point="0" svg:d="M5654 9052l-2 539" svg:viewBox="0 0 3 540">
          <text:p/>
        </draw:connector>
        <draw:frame draw:style-name="gr6" draw:text-style-name="P5" draw:layer="layout" svg:width="0.79cm" svg:height="0.505cm" svg:x="5.572cm" svg:y="8.921cm">
          <draw:text-box>
            <text:p><text:span text:style-name="T2">yes</text:span></text:p>
          </draw:text-box>
        </draw:frame>
        <draw:connector draw:style-name="gr3" draw:text-style-name="P4" draw:layer="layout" draw:line-skew="0cm 3.037cm" svg:x1="4.633cm" svg:y1="9.801cm" svg:x2="10.493cm" svg:y2="18.5cm" draw:start-shape="id9" draw:start-glue-point="3" draw:end-shape="id10" draw:end-glue-point="0" svg:d="M4633 9801h-511v7492h6371v1207" svg:viewBox="0 0 6372 8700">
          <text:p/>
        </draw:connector>
        <draw:frame draw:style-name="gr12" draw:text-style-name="P5" draw:layer="layout" svg:width="0.739cm" svg:height="0.505cm" svg:x="4.093cm" svg:y="9.411cm">
          <draw:text-box>
            <text:p><text:span text:style-name="T2">no</text:span></text:p>
          </draw:text-box>
        </draw:frame>
        <draw:custom-shape draw:style-name="gr2" draw:text-style-name="P3" xml:id="id11" draw:id="id11" draw:layer="layout" svg:width="2.039cm" svg:height="0.42cm" svg:x="4.633cm" svg:y="10.67cm">
          <text:p text:style-name="P1"><text:span text:style-name="T2">Contains info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10.011cm" svg:x2="5.652cm" svg:y2="10.67cm" draw:start-shape="id9" draw:start-glue-point="2" draw:end-shape="id11" draw:end-glue-point="0" svg:d="M5652 10011v659" svg:viewBox="0 0 1 660">
          <text:p/>
        </draw:connector>
        <draw:frame draw:style-name="gr4" draw:text-style-name="P5" draw:layer="layout" svg:width="0.79cm" svg:height="0.505cm" svg:x="5.481cm" svg:y="9.911cm">
          <draw:text-box>
            <text:p><text:span text:style-name="T2">yes</text:span></text:p>
          </draw:text-box>
        </draw:frame>
        <draw:connector draw:style-name="gr3" draw:text-style-name="P4" draw:layer="layout" draw:type="line" svg:x1="6.672cm" svg:y1="10.88cm" svg:x2="12.473cm" svg:y2="10.893cm" draw:start-shape="id11" draw:start-glue-point="1" draw:end-shape="id12" draw:end-glue-point="3" svg:d="M6672 10880l5801 13" svg:viewBox="0 0 5802 14">
          <text:p/>
        </draw:connector>
        <draw:frame draw:style-name="gr13" draw:text-style-name="P5" draw:layer="layout" svg:width="2.729cm" svg:height="0.505cm" svg:x="6.541cm" svg:y="10.47cm">
          <draw:text-box>
            <text:p><text:span text:style-name="T2">yes, I'm satisfied (L := Full)</text:span></text:p>
          </draw:text-box>
        </draw:frame>
        <draw:custom-shape draw:style-name="gr2" draw:text-style-name="P3" xml:id="id13" draw:id="id13" draw:layer="layout" svg:width="2.039cm" svg:height="0.42cm" svg:x="4.633cm" svg:y="11.99cm">
          <text:p text:style-name="P1"><text:span text:style-name="T2">Is it a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11.09cm" svg:x2="5.652cm" svg:y2="11.99cm" draw:start-shape="id11" draw:start-glue-point="2" draw:end-shape="id13" draw:end-glue-point="0" svg:d="M5652 11090v900" svg:viewBox="0 0 1 901">
          <text:p/>
        </draw:connector>
        <draw:frame draw:style-name="gr14" draw:text-style-name="P5" draw:layer="layout" svg:width="2.822cm" svg:height="0.759cm" svg:x="5.508cm" svg:y="11cm">
          <draw:text-box>
            <text:p><text:span text:style-name="T2">yes, but not all (L := Partial)</text:span></text:p>
            <text:p><text:span text:style-name="T2">no (L := None)</text:span></text:p>
          </draw:text-box>
        </draw:frame>
        <draw:frame draw:style-name="gr6" draw:text-style-name="P5" draw:layer="layout" svg:width="0.79cm" svg:height="0.505cm" svg:x="6.552cm" svg:y="11.78cm">
          <draw:text-box>
            <text:p><text:span text:style-name="T2">yes</text:span></text:p>
          </draw:text-box>
        </draw:frame>
        <draw:custom-shape draw:style-name="gr2" draw:text-style-name="P3" xml:id="id14" draw:id="id14" draw:layer="layout" svg:width="2.039cm" svg:height="0.899cm" svg:x="4.634cm" svg:y="13.251cm">
          <text:p text:style-name="P1"><text:span text:style-name="T2">Can add</text:span><text:span text:style-name="T2"><text:line-break/></text:span><text:span text:style-name="T2">Advanceme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2cm" svg:y1="12.41cm" svg:x2="5.654cm" svg:y2="13.251cm" draw:start-shape="id13" draw:end-shape="id14" draw:end-glue-point="4" svg:d="M5652 12410l2 841" svg:viewBox="0 0 3 842">
          <text:p/>
        </draw:connector>
        <draw:frame draw:style-name="gr15" draw:text-style-name="P5" draw:layer="layout" svg:width="0.921cm" svg:height="0.505cm" svg:x="5.492cm" svg:y="12.29cm">
          <draw:text-box>
            <text:p><text:span text:style-name="T2">no</text:span></text:p>
          </draw:text-box>
        </draw:frame>
        <draw:custom-shape draw:style-name="gr2" draw:text-style-name="P3" xml:id="id15" draw:id="id15" draw:layer="layout" svg:width="2.039cm" svg:height="0.42cm" svg:x="7.872cm" svg:y="13.49cm">
          <text:p text:style-name="P1"><text:span text:style-name="T2">Is it an advancement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673cm" svg:y1="13.701cm" svg:x2="7.872cm" svg:y2="13.7cm" draw:start-shape="id14" draw:start-glue-point="10" draw:end-shape="id15" draw:end-glue-point="3" svg:d="M6673 13701l1199-1" svg:viewBox="0 0 1200 2">
          <text:p/>
        </draw:connector>
        <draw:frame draw:style-name="gr6" draw:text-style-name="P5" draw:layer="layout" svg:width="0.79cm" svg:height="0.505cm" svg:x="6.512cm" svg:y="13.29cm">
          <draw:text-box>
            <text:p><text:span text:style-name="T2">yes</text:span></text:p>
          </draw:text-box>
        </draw:frame>
        <draw:connector draw:style-name="gr3" draw:text-style-name="P4" draw:layer="layout" draw:type="line" svg:x1="9.911cm" svg:y1="13.7cm" svg:x2="10.871cm" svg:y2="13.7cm" draw:start-shape="id15" draw:start-glue-point="1" draw:end-shape="id16" draw:end-glue-point="3" svg:d="M9911 13700h960" svg:viewBox="0 0 961 1">
          <text:p/>
        </draw:connector>
        <draw:frame draw:style-name="gr6" draw:text-style-name="P5" draw:layer="layout" svg:width="0.79cm" svg:height="0.505cm" svg:x="9.751cm" svg:y="13.29cm">
          <draw:text-box>
            <text:p><text:span text:style-name="T2">yes</text:span></text:p>
          </draw:text-box>
        </draw:frame>
        <draw:custom-shape draw:style-name="gr2" draw:text-style-name="P3" xml:id="id17" draw:id="id17" draw:layer="layout" svg:width="2.04cm" svg:height="0.899cm" svg:x="4.634cm" svg:y="14.751cm">
          <text:p text:style-name="P1"><text:span text:style-name="T2">Can add</text:span><text:span text:style-name="T2"><text:line-break/></text:span><text:span text:style-name="T2">Exten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2.039cm" svg:height="0.42cm" svg:x="7.873cm" svg:y="14.99cm">
          <text:p text:style-name="P1"><text:span text:style-name="T2">Is it an exten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674cm" svg:y1="15.201cm" svg:x2="7.873cm" svg:y2="15.2cm" draw:start-shape="id17" draw:start-glue-point="10" draw:end-shape="id18" draw:end-glue-point="3" svg:d="M6674 15201l1199-1" svg:viewBox="0 0 1200 2">
          <text:p/>
        </draw:connector>
        <draw:frame draw:style-name="gr6" draw:text-style-name="P5" draw:layer="layout" svg:width="0.79cm" svg:height="0.505cm" svg:x="6.493cm" svg:y="14.81cm">
          <draw:text-box>
            <text:p><text:span text:style-name="T2">yes</text:span></text:p>
          </draw:text-box>
        </draw:frame>
        <draw:connector draw:style-name="gr3" draw:text-style-name="P4" draw:layer="layout" draw:type="line" svg:x1="9.912cm" svg:y1="15.2cm" svg:x2="10.872cm" svg:y2="15.191cm" draw:start-shape="id18" draw:start-glue-point="1" draw:end-shape="id19" draw:end-glue-point="3" svg:d="M9912 15200l960-9" svg:viewBox="0 0 961 10">
          <text:p/>
        </draw:connector>
        <draw:frame draw:style-name="gr6" draw:text-style-name="P5" draw:layer="layout" svg:width="0.79cm" svg:height="0.505cm" svg:x="9.752cm" svg:y="14.81cm">
          <draw:text-box>
            <text:p><text:span text:style-name="T2">yes</text:span></text:p>
          </draw:text-box>
        </draw:frame>
        <draw:connector draw:style-name="gr3" draw:text-style-name="P4" draw:layer="layout" draw:type="line" svg:x1="5.654cm" svg:y1="14.15cm" svg:x2="5.654cm" svg:y2="14.751cm" draw:start-shape="id14" draw:start-glue-point="8" draw:end-shape="id17" draw:end-glue-point="4" svg:d="M5654 14150v601" svg:viewBox="0 0 1 602">
          <text:p/>
        </draw:connector>
        <draw:frame draw:style-name="gr15" draw:text-style-name="P5" draw:layer="layout" svg:width="0.82cm" svg:height="0.505cm" svg:x="5.513cm" svg:y="14.03cm">
          <draw:text-box>
            <text:p><text:span text:style-name="T2">no</text:span></text:p>
          </draw:text-box>
        </draw:frame>
        <draw:connector draw:style-name="gr3" draw:text-style-name="P4" draw:layer="layout" draw:type="line" svg:x1="8.891cm" svg:y1="13.91cm" svg:x2="6.376cm" svg:y2="14.882cm" draw:start-shape="id15" draw:start-glue-point="2" draw:end-shape="id17" draw:end-glue-point="11" svg:d="M8891 13910l-2515 972" svg:viewBox="0 0 2516 973">
          <text:p/>
        </draw:connector>
        <draw:frame draw:style-name="gr11" draw:text-style-name="P5" draw:layer="layout" svg:width="0.842cm" svg:height="0.505cm" svg:x="8.571cm" svg:y="13.799cm">
          <draw:text-box>
            <text:p><text:span text:style-name="T2">no</text:span></text:p>
          </draw:text-box>
        </draw:frame>
        <draw:connector draw:style-name="gr3" draw:text-style-name="P4" draw:layer="layout" draw:type="line" svg:x1="6.672cm" svg:y1="12.2cm" svg:x2="10.873cm" svg:y2="12.203cm" draw:start-shape="id13" draw:start-glue-point="1" draw:end-shape="id20" draw:end-glue-point="3" svg:d="M6672 12200l4201 3" svg:viewBox="0 0 4202 4">
          <text:p/>
        </draw:connector>
        <draw:custom-shape draw:style-name="gr2" draw:text-style-name="P3" xml:id="id16" draw:id="id16" draw:layer="layout" svg:width="1cm" svg:height="0.42cm" svg:x="10.871cm" svg:y="13.49cm">
          <text:p text:style-name="P1"><text:span text:style-name="T2">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1cm" svg:height="0.403cm" svg:x="10.872cm" svg:y="14.99cm">
          <text:p text:style-name="P1"><text:span text:style-name="T2">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872cm" svg:y1="15.191cm" svg:x2="12.473cm" svg:y2="15.203cm" draw:start-shape="id19" draw:start-glue-point="1" draw:end-shape="id21" draw:end-glue-point="3" svg:d="M11872 15191l601 12" svg:viewBox="0 0 602 13">
          <text:p/>
        </draw:connector>
        <draw:connector draw:style-name="gr3" draw:text-style-name="P4" draw:layer="layout" draw:type="line" svg:x1="11.871cm" svg:y1="13.7cm" svg:x2="12.473cm" svg:y2="13.703cm" draw:start-shape="id16" draw:start-glue-point="1" draw:end-shape="id22" draw:end-glue-point="3" svg:d="M11871 13700l602 3" svg:viewBox="0 0 603 4">
          <text:p/>
        </draw:connector>
        <draw:custom-shape draw:style-name="gr2" draw:text-style-name="P3" xml:id="id20" draw:id="id20" draw:layer="layout" svg:width="1cm" svg:height="0.42cm" svg:x="10.873cm" svg:y="11.993cm">
          <text:p text:style-name="P1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873cm" svg:y1="12.203cm" svg:x2="12.473cm" svg:y2="12.193cm" draw:start-shape="id20" draw:start-glue-point="1" draw:end-shape="id23" draw:end-glue-point="3" svg:d="M11873 12203l600-10" svg:viewBox="0 0 601 11">
          <text:p/>
        </draw:connector>
        <draw:custom-shape draw:style-name="gr2" draw:text-style-name="P3" xml:id="id24" draw:id="id24" draw:layer="layout" svg:width="1cm" svg:height="0.42cm" svg:x="10.873cm" svg:y="16.313cm">
          <draw:glue-point draw:id="4" svg:x="5cm" svg:y="-5cm"/>
          <text:p text:style-name="P1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xml:id="id53" draw:id="id53" draw:layer="layout" svg:x1="8.892cm" svg:y1="15.41cm" svg:x2="10.873cm" svg:y2="16.523cm" draw:start-shape="id18" draw:start-glue-point="2" draw:end-shape="id24" draw:end-glue-point="3" svg:d="M8892 15410v1113h1981" svg:viewBox="0 0 1982 1114">
          <text:p/>
        </draw:connector>
        <draw:frame draw:style-name="gr15" draw:text-style-name="P5" draw:layer="layout" svg:width="1.121cm" svg:height="0.505cm" svg:x="5.512cm" svg:y="15.553cm">
          <draw:text-box>
            <text:p><text:span text:style-name="T2">no</text:span></text:p>
          </draw:text-box>
        </draw:frame>
        <draw:frame draw:style-name="gr15" draw:text-style-name="P5" draw:layer="layout" svg:width="0.896cm" svg:height="0.505cm" svg:x="8.717cm" svg:y="15.309cm">
          <draw:text-box>
            <text:p><text:span text:style-name="T2">no</text:span></text:p>
          </draw:text-box>
        </draw:frame>
        <draw:connector draw:style-name="gr3" draw:text-style-name="P4" draw:layer="layout" draw:type="line" svg:x1="11.873cm" svg:y1="16.523cm" svg:x2="12.473cm" svg:y2="16.523cm" draw:start-shape="id24" draw:start-glue-point="1" draw:end-shape="id25" svg:d="M11873 16523h600" svg:viewBox="0 0 601 1">
          <text:p/>
        </draw:connector>
        <draw:custom-shape draw:style-name="gr2" draw:text-style-name="P3" xml:id="id8" draw:id="id8" draw:layer="layout" svg:width="2.039cm" svg:height="0.9cm" svg:x="4.635cm" svg:y="18.05cm">
          <text:p text:style-name="P1"><text:span text:style-name="T2">Received it</text:span><text:span text:style-name="T2"><text:line-break/></text:span><text:span text:style-name="T2">by e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xml:id="id10" draw:id="id10" draw:layer="layout" svg:x1="6.674cm" svg:y1="18.5cm" svg:x2="10.493cm" svg:y2="19.941cm" draw:start-shape="id8" draw:start-glue-point="10" draw:end-shape="id26" draw:end-glue-point="0" svg:d="M6674 18500h3819v1441" svg:viewBox="0 0 3820 1442">
          <text:p/>
        </draw:connector>
        <draw:frame draw:style-name="gr8" draw:text-style-name="P5" draw:layer="layout" svg:width="0.739cm" svg:height="0.505cm" svg:x="5.498cm" svg:y="18.818cm">
          <draw:text-box>
            <text:p><text:span text:style-name="T2">no</text:span></text:p>
          </draw:text-box>
        </draw:frame>
        <draw:custom-shape draw:style-name="gr2" draw:text-style-name="P3" xml:id="id27" draw:id="id27" draw:layer="layout" svg:width="2.039cm" svg:height="0.899cm" svg:x="4.636cm" svg:y="19.491cm">
          <text:p text:style-name="P1"><text:span text:style-name="T2">Can add</text:span><text:span text:style-name="T2"><text:line-break/></text:span><text:span text:style-name="T2">Remandmen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5cm" svg:y1="18.95cm" svg:x2="5.656cm" svg:y2="19.491cm" draw:start-shape="id8" draw:start-glue-point="8" draw:end-shape="id27" draw:end-glue-point="4" svg:d="M5655 18950l1 541" svg:viewBox="0 0 2 542">
          <text:p/>
        </draw:connector>
        <draw:frame draw:style-name="gr6" draw:text-style-name="P5" draw:layer="layout" svg:width="0.79cm" svg:height="0.505cm" svg:x="6.512cm" svg:y="18.078cm">
          <draw:text-box>
            <text:p><text:span text:style-name="T2">yes</text:span></text:p>
          </draw:text-box>
        </draw:frame>
        <draw:connector draw:style-name="gr3" draw:text-style-name="P4" xml:id="id26" draw:id="id26" draw:layer="layout" svg:x1="6.675cm" svg:y1="19.941cm" svg:x2="10.493cm" svg:y2="20.81cm" draw:start-shape="id27" draw:start-glue-point="10" draw:end-shape="id28" draw:end-glue-point="0" svg:d="M6675 19941h3818v869" svg:viewBox="0 0 3819 870">
          <text:p/>
        </draw:connector>
        <draw:frame draw:style-name="gr15" draw:text-style-name="P5" draw:layer="layout" svg:width="0.841cm" svg:height="0.505cm" svg:x="6.532cm" svg:y="19.533cm">
          <draw:text-box>
            <text:p><text:span text:style-name="T2">no</text:span></text:p>
          </draw:text-box>
        </draw:frame>
        <draw:custom-shape draw:style-name="gr2" draw:text-style-name="P3" xml:id="id29" draw:id="id29" draw:layer="layout" svg:width="2.039cm" svg:height="0.42cm" svg:x="4.633cm" svg:y="20.927cm">
          <text:p text:style-name="P1"><text:span text:style-name="T2">Is it a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6cm" svg:y1="20.39cm" svg:x2="5.652cm" svg:y2="20.927cm" draw:start-shape="id27" draw:start-glue-point="8" draw:end-shape="id29" draw:end-glue-point="0" svg:d="M5656 20390l-4 537" svg:viewBox="0 0 5 538">
          <text:p/>
        </draw:connector>
        <draw:frame draw:style-name="gr6" draw:text-style-name="P5" draw:layer="layout" svg:width="0.79cm" svg:height="0.505cm" svg:x="5.521cm" svg:y="20.247cm">
          <draw:text-box>
            <text:p><text:span text:style-name="T2">yes</text:span></text:p>
          </draw:text-box>
        </draw:frame>
        <draw:connector draw:style-name="gr3" draw:text-style-name="P4" draw:layer="layout" draw:line-skew="-0.259cm" svg:x1="6.672cm" svg:y1="21.137cm" svg:x2="9.473cm" svg:y2="21.139cm" draw:start-shape="id29" draw:start-glue-point="1" draw:end-shape="id28" draw:end-glue-point="3" svg:d="M6672 21137h1141v2h1660" svg:viewBox="0 0 2802 3">
          <text:p/>
        </draw:connector>
        <draw:frame draw:style-name="gr11" draw:text-style-name="P5" draw:layer="layout" svg:width="0.741cm" svg:height="0.505cm" svg:x="6.552cm" svg:y="20.717cm">
          <draw:text-box>
            <text:p><text:span text:style-name="T2">no</text:span></text:p>
          </draw:text-box>
        </draw:frame>
        <draw:custom-shape draw:style-name="gr2" draw:text-style-name="P3" xml:id="id30" draw:id="id30" draw:layer="layout" svg:width="2.039cm" svg:height="0.42cm" svg:x="4.633cm" svg:y="22.007cm">
          <text:p text:style-name="P1"><text:span text:style-name="T2">Contains info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1.347cm" svg:x2="5.652cm" svg:y2="22.007cm" draw:start-shape="id29" draw:start-glue-point="2" draw:end-shape="id30" draw:end-glue-point="0" svg:d="M5652 21347v660" svg:viewBox="0 0 1 661">
          <text:p/>
        </draw:connector>
        <draw:frame draw:style-name="gr6" draw:text-style-name="P5" draw:layer="layout" svg:width="0.79cm" svg:height="0.505cm" svg:x="5.492cm" svg:y="21.237cm">
          <draw:text-box>
            <text:p><text:span text:style-name="T2">yes</text:span></text:p>
          </draw:text-box>
        </draw:frame>
        <draw:custom-shape draw:style-name="gr2" draw:text-style-name="P3" xml:id="id31" draw:id="id31" draw:layer="layout" svg:width="2.039cm" svg:height="0.66cm" svg:x="4.633cm" svg:y="23.626cm">
          <text:p text:style-name="P1"><text:span text:style-name="T2">Accepted some of</text:span><text:span text:style-name="T2"><text:line-break/></text:span><text:span text:style-name="T2">my argument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2.427cm" svg:x2="5.652cm" svg:y2="23.626cm" draw:start-shape="id30" draw:start-glue-point="2" draw:end-shape="id31" draw:end-glue-point="0" svg:d="M5652 22427v1199" svg:viewBox="0 0 1 1200">
          <text:p/>
        </draw:connector>
        <draw:frame draw:style-name="gr16" draw:text-style-name="P5" draw:layer="layout" svg:width="2.822cm" svg:height="1.013cm" svg:x="5.512cm" svg:y="22.346cm">
          <draw:text-box>
            <text:p><text:span text:style-name="T2">yes, I'm satisfied (L := Full)</text:span><text:span text:style-name="T2"><text:line-break/></text:span><text:span text:style-name="T2">yes, but not all (L := Partial)</text:span></text:p>
            <text:p><text:span text:style-name="T2">no (L := None)</text:span></text:p>
          </draw:text-box>
        </draw:frame>
        <draw:connector draw:style-name="gr3" draw:text-style-name="P4" draw:layer="layout" draw:type="line" svg:x1="6.672cm" svg:y1="23.956cm" svg:x2="10.273cm" svg:y2="23.953cm" draw:start-shape="id31" draw:start-glue-point="1" draw:end-shape="id32" draw:end-glue-point="3" svg:d="M6672 23956l3601-3" svg:viewBox="0 0 3602 4">
          <text:p/>
        </draw:connector>
        <draw:frame draw:style-name="gr11" draw:text-style-name="P5" draw:layer="layout" svg:width="1.141cm" svg:height="0.505cm" svg:x="6.512cm" svg:y="23.566cm">
          <draw:text-box>
            <text:p><text:span text:style-name="T2">none</text:span></text:p>
          </draw:text-box>
        </draw:frame>
        <draw:custom-shape draw:style-name="gr2" draw:text-style-name="P3" xml:id="id33" draw:id="id33" draw:layer="layout" svg:width="2.039cm" svg:height="0.659cm" svg:x="4.633cm" svg:y="25.126cm">
          <text:p text:style-name="P1"><text:span text:style-name="T2">Was it returned for</text:span><text:span text:style-name="T2"><text:line-break/></text:span><text:span text:style-name="T2">further proceeding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4.286cm" svg:x2="5.652cm" svg:y2="25.126cm" draw:start-shape="id31" draw:start-glue-point="2" draw:end-shape="id33" svg:d="M5652 24286v840" svg:viewBox="0 0 1 841">
          <text:p/>
        </draw:connector>
        <draw:frame draw:style-name="gr17" draw:text-style-name="P5" draw:layer="layout" svg:width="1.73cm" svg:height="0.759cm" svg:x="5.511cm" svg:y="24.173cm">
          <draw:text-box>
            <text:p><text:span text:style-name="T2">yes, all</text:span><text:span text:style-name="T2"><text:line-break/></text:span><text:span text:style-name="T2">some of them</text:span></text:p>
          </draw:text-box>
        </draw:frame>
        <draw:connector draw:style-name="gr3" draw:text-style-name="P4" draw:layer="layout" draw:type="line" svg:x1="6.672cm" svg:y1="25.455cm" svg:x2="10.273cm" svg:y2="25.453cm" draw:start-shape="id33" draw:end-shape="id34" draw:end-glue-point="3" svg:d="M6672 25455l3601-2" svg:viewBox="0 0 3602 3">
          <text:p/>
        </draw:connector>
        <draw:frame draw:style-name="gr15" draw:text-style-name="P5" draw:layer="layout" svg:width="0.841cm" svg:height="0.505cm" svg:x="6.532cm" svg:y="25.036cm">
          <draw:text-box>
            <text:p><text:span text:style-name="T2">yes</text:span></text:p>
          </draw:text-box>
        </draw:frame>
        <draw:custom-shape draw:style-name="gr2" draw:text-style-name="P3" xml:id="id35" draw:id="id35" draw:layer="layout" svg:width="1.2cm" svg:height="0.6cm" svg:x="5.052cm" svg:y="26.359cm">
          <text:p text:style-name="P1"><text:span text:style-name="T2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252cm" svg:y1="26.659cm" svg:x2="8.532cm" svg:y2="26.663cm" draw:start-shape="id35" draw:start-glue-point="10" draw:end-shape="id36" draw:end-glue-point="3" svg:d="M6252 26659l2280 4" svg:viewBox="0 0 2281 5">
          <text:p/>
        </draw:connector>
        <draw:frame draw:style-name="gr11" draw:text-style-name="P3" draw:layer="layout" svg:width="2.392cm" svg:height="0.505cm" svg:x="5.921cm" svg:y="26.853cm">
          <draw:text-box>
            <text:p text:style-name="P1"><text:span text:style-name="T3">L is Full, R := </text:span><text:span text:style-name="T4"></text:span></text:p>
          </draw:text-box>
        </draw:frame>
        <draw:connector draw:style-name="gr3" draw:text-style-name="P4" draw:layer="layout" draw:type="line" svg:x1="5.652cm" svg:y1="25.785cm" svg:x2="5.652cm" svg:y2="26.359cm" draw:end-shape="id35" draw:end-glue-point="4" svg:d="M5652 25785v574" svg:viewBox="0 0 1 575">
          <text:p/>
        </draw:connector>
        <draw:frame draw:style-name="gr11" draw:text-style-name="P5" draw:layer="layout" svg:width="1.021cm" svg:height="0.505cm" svg:x="5.512cm" svg:y="25.665cm">
          <draw:text-box>
            <text:p><text:span text:style-name="T2">no</text:span></text:p>
          </draw:text-box>
        </draw:frame>
        <draw:custom-shape draw:style-name="gr2" draw:text-style-name="P3" xml:id="id37" draw:id="id37" draw:layer="layout" svg:width="2.039cm" svg:height="0.66cm" svg:x="4.633cm" svg:y="27.785cm">
          <text:p text:style-name="P1"><text:span text:style-name="T2">Invalid state,</text:span><text:span text:style-name="T2"><text:line-break/></text:span><text:span text:style-name="T2">Input: Msg for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6.959cm" svg:x2="5.652cm" svg:y2="27.785cm" draw:start-shape="id35" draw:start-glue-point="8" draw:end-shape="id37" draw:end-glue-point="0" svg:d="M5652 26959v826" svg:viewBox="0 0 1 827">
          <text:p/>
        </draw:connector>
        <draw:frame draw:style-name="gr11" draw:text-style-name="P3" draw:layer="layout" svg:width="1.399cm" svg:height="0.505cm" svg:x="4.493cm" svg:y="26.865cm">
          <draw:text-box>
            <text:p text:style-name="P1"><text:span text:style-name="T3">L is None</text:span></text:p>
          </draw:text-box>
        </draw:frame>
        <draw:custom-shape draw:style-name="gr2" draw:text-style-name="P3" xml:id="id28" draw:id="id28" draw:layer="layout" svg:width="2.04cm" svg:height="0.659cm" svg:x="9.473cm" svg:y="20.81cm">
          <draw:glue-point draw:id="4" svg:x="-3.235cm" svg:y="5cm"/>
          <draw:glue-point draw:id="5" svg:x="5cm" svg:y="2.139cm"/>
          <draw:glue-point draw:id="6" svg:x="5cm" svg:y="-2.412cm"/>
          <text:p text:style-name="P1"><text:span text:style-name="T2">Is it totally off topic</text:span><text:span text:style-name="T2"><text:line-break/></text:span><text:span text:style-name="T2">or you wish help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513cm" svg:y1="20.981cm" svg:x2="12.473cm" svg:y2="20.74cm" draw:start-shape="id28" draw:start-glue-point="6" draw:end-shape="id38" draw:end-glue-point="5" svg:d="M11513 20981l960-241" svg:viewBox="0 0 961 242">
          <text:p/>
        </draw:connector>
        <draw:frame draw:style-name="gr15" draw:text-style-name="P5" draw:layer="layout" svg:width="1.423cm" svg:height="0.505cm" svg:x="10.79cm" svg:y="20.375cm">
          <draw:text-box>
            <text:p><text:span text:style-name="T2">off topic</text:span></text:p>
          </draw:text-box>
        </draw:frame>
        <draw:frame draw:style-name="gr15" draw:text-style-name="P5" draw:layer="layout" svg:width="1.497cm" svg:height="0.505cm" svg:x="10.771cm" svg:y="21.375cm">
          <draw:text-box>
            <text:p><text:span text:style-name="T2">wish help</text:span></text:p>
          </draw:text-box>
        </draw:frame>
        <draw:custom-shape draw:style-name="gr18" draw:text-style-name="P1" draw:layer="layout" svg:width="2.7cm" svg:height="6.3cm" svg:x="17.613cm" svg:y="22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2.8cm" svg:height="0.581cm" svg:x="17.513cm" svg:y="22.726cm">
          <draw:text-box>
            <text:p text:style-name="P6"><text:span text:style-name="T5">Legend:</text:span></text:p>
          </draw:text-box>
        </draw:frame>
        <draw:custom-shape draw:style-name="gr2" draw:text-style-name="P3" draw:layer="layout" svg:width="2.039cm" svg:height="0.899cm" svg:x="17.893cm" svg:y="23.394cm">
          <text:p text:style-name="P1"><text:span text:style-name="T2">Programic</text:span><text:span text:style-name="T2"><text:line-break/></text:span><text:span text:style-name="T2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04cm" svg:height="0.66cm" svg:x="17.913cm" svg:y="24.533cm">
          <text:p text:style-name="P1"><text:span text:style-name="T2">User decision</text:span><text:span text:style-name="T2"><text:line-break/></text:span><text:span text:style-name="T2">o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672cm" svg:y1="28.115cm" svg:x2="7.613cm" svg:y2="28.113cm" draw:start-shape="id37" draw:start-glue-point="1" draw:end-shape="id39" draw:end-glue-point="5" svg:d="M6672 28115l941-2" svg:viewBox="0 0 942 3">
          <text:p/>
        </draw:connector>
        <draw:custom-shape draw:style-name="gr2" draw:text-style-name="P3" xml:id="id40" draw:id="id40" draw:layer="layout" svg:width="2.04cm" svg:height="0.42cm" svg:x="12.473cm" svg:y="21.34cm">
          <draw:glue-point draw:id="4" svg:x="-3.235cm" svg:y="5cm"/>
          <draw:glue-point draw:id="5" svg:x="-3.235cm" svg:y="-5cm"/>
          <text:p text:style-name="P1"><text:span text:style-name="T2">Input: Msg for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513cm" svg:y1="21.279cm" svg:x2="12.473cm" svg:y2="21.55cm" draw:start-shape="id28" draw:start-glue-point="5" draw:end-shape="id40" draw:end-glue-point="3" svg:d="M11513 21279l960 271" svg:viewBox="0 0 961 272">
          <text:p/>
        </draw:connector>
        <draw:custom-shape draw:style-name="gr2" draw:text-style-name="P3" xml:id="id36" draw:id="id36" draw:layer="layout" svg:width="1cm" svg:height="0.42cm" svg:x="8.532cm" svg:y="26.453cm">
          <text:p text:style-name="P1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1.421cm" svg:height="0.505cm" svg:x="6.052cm" svg:y="26.265cm">
          <draw:text-box>
            <text:p text:style-name="P1"><text:span text:style-name="T3">L is Partial</text:span></text:p>
          </draw:text-box>
        </draw:frame>
        <draw:connector draw:style-name="gr20" draw:text-style-name="P4" xml:id="id42" draw:id="id42" draw:layer="layout" svg:x1="9.032cm" svg:y1="26.873cm" svg:x2="10.273cm" svg:y2="27.293cm" draw:start-shape="id36" draw:start-glue-point="2" draw:end-shape="id41" draw:end-glue-point="3" svg:d="M9032 26873v420h1241" svg:viewBox="0 0 1242 421">
          <text:p/>
        </draw:connector>
        <draw:connector draw:style-name="gr21" draw:text-style-name="P4" draw:layer="layout" svg:x1="6.077cm" svg:y1="26.871cm" svg:x2="9.032cm" svg:y2="27.293cm" draw:start-shape="id35" draw:start-glue-point="9" draw:end-shape="id42" draw:end-glue-point="0" svg:d="M6077 26871v422h2955" svg:viewBox="0 0 2956 423">
          <text:p/>
        </draw:connector>
        <draw:custom-shape draw:style-name="gr22" draw:text-style-name="P1" xml:id="id43" draw:id="id43" draw:layer="layout" svg:width="2cm" svg:height="0.4cm" svg:x="15.113cm" svg:y="5.463cm">
          <text:p text:style-name="P1"><text:span text:style-name="T6">Clarif. Reques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1" xml:id="id47" draw:id="id47" draw:layer="layout" svg:width="2cm" svg:height="0.4cm" svg:x="15.113cm" svg:y="6.903cm">
          <text:p text:style-name="P1"><text:span text:style-name="T6">Comfirmat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48" draw:id="id48" draw:layer="layout" svg:width="2cm" svg:height="0.4cm" svg:x="15.113cm" svg:y="10.693cm">
          <text:p text:style-name="P1"><text:span text:style-name="T6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49" draw:id="id49" draw:layer="layout" svg:width="2cm" svg:height="0.4cm" svg:x="15.113cm" svg:y="11.993cm">
          <text:p text:style-name="P1"><text:span text:style-name="T6">Refusa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0" draw:id="id50" draw:layer="layout" svg:width="2cm" svg:height="0.4cm" svg:x="15.113cm" svg:y="13.503cm">
          <text:p text:style-name="P1"><text:span text:style-name="T6">Advance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1" xml:id="id51" draw:id="id51" draw:layer="layout" svg:width="2cm" svg:height="0.4cm" svg:x="15.113cm" svg:y="15.003cm">
          <text:p text:style-name="P1"><text:span text:style-name="T6">Extens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2" draw:id="id52" draw:layer="layout" svg:width="2cm" svg:height="0.4cm" svg:x="15.113cm" svg:y="16.323cm">
          <text:p text:style-name="P1"><text:span text:style-name="T6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38" draw:id="id38" draw:layer="layout" svg:width="2cm" svg:height="0.4cm" svg:x="12.473cm" svg:y="20.54cm">
          <text:p text:style-name="P1"><text:span text:style-name="T2">Skip e-mail (if e-mal)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5" draw:id="id55" draw:layer="layout" svg:width="2cm" svg:height="0.4cm" svg:x="15.113cm" svg:y="21.35cm">
          <text:p text:style-name="P1"><text:span text:style-name="T2">Forward to admi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39" draw:id="id39" draw:layer="layout" svg:width="2cm" svg:height="0.4cm" svg:x="7.613cm" svg:y="27.913cm">
          <text:p text:style-name="P1"><text:span text:style-name="T2">Forward to admi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4" draw:id="id54" draw:layer="layout" svg:width="2cm" svg:height="0.4cm" svg:x="13.013cm" svg:y="23.753cm">
          <text:p text:style-name="P1"><text:span text:style-name="T6">Af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6" draw:id="id56" draw:layer="layout" svg:width="2cm" svg:height="0.4cm" svg:x="13.013cm" svg:y="27.093cm">
          <text:p text:style-name="P1"><text:span text:style-name="T6">Rever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7" draw:id="id57" draw:layer="layout" svg:width="2cm" svg:height="0.4cm" svg:x="13.013cm" svg:y="25.253cm">
          <text:p text:style-name="P1"><text:span text:style-name="T6">Remand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draw:layer="layout" svg:width="2.04cm" svg:height="0.4cm" svg:x="17.913cm" svg:y="25.493cm">
          <text:p text:style-name="P1"><text:span text:style-name="T2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" draw:id="id2" draw:layer="layout" svg:width="2.04cm" svg:height="0.42cm" svg:x="12.473cm" svg:y="5.45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3cm" svg:y1="5.663cm" svg:x2="15.113cm" svg:y2="5.663cm" draw:start-shape="id2" draw:start-glue-point="1" draw:end-shape="id43" draw:end-glue-point="5" svg:d="M14513 5663h600" svg:viewBox="0 0 601 1">
          <text:p/>
        </draw:connector>
        <draw:custom-shape draw:style-name="gr2" draw:text-style-name="P3" xml:id="id44" draw:id="id44" draw:layer="controls" svg:width="2.039cm" svg:height="0.9cm" svg:x="4.574cm" svg:y="2.593cm">
          <text:p text:style-name="P1"><text:span text:style-name="T2">E-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5" draw:id="id45" draw:layer="controls" svg:width="2.04cm" svg:height="0.42cm" svg:x="3.353cm" svg:y="4.273cm">
          <text:p text:style-name="P1"><text:span text:style-name="T2">Branch, DD, 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4.872cm" svg:y1="3.362cm" svg:x2="4.373cm" svg:y2="4.273cm" draw:start-shape="id44" draw:start-glue-point="7" draw:end-shape="id45" draw:end-glue-point="0" svg:d="M4872 3362l-499 911" svg:viewBox="0 0 500 912">
          <text:p/>
        </draw:connector>
        <draw:custom-shape draw:style-name="gr2" draw:text-style-name="P3" xml:id="id46" draw:id="id46" draw:layer="controls" svg:width="2.04cm" svg:height="0.42cm" svg:x="5.793cm" svg:y="4.273cm">
          <text:p text:style-name="P1"><text:span text:style-name="T2">Bra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6.315cm" svg:y1="3.362cm" svg:x2="6.813cm" svg:y2="4.273cm" draw:start-shape="id44" draw:start-glue-point="9" draw:end-shape="id46" draw:end-glue-point="0" svg:d="M6315 3362l498 911" svg:viewBox="0 0 499 912">
          <text:p/>
        </draw:connector>
        <draw:frame draw:style-name="gr6" draw:text-style-name="P5" draw:layer="controls" svg:width="0.79cm" svg:height="0.505cm" svg:x="6.223cm" svg:y="3.193cm">
          <draw:text-box>
            <text:p><text:span text:style-name="T2">yes</text:span></text:p>
          </draw:text-box>
        </draw:frame>
        <draw:frame draw:style-name="gr9" draw:text-style-name="P5" draw:layer="controls" svg:width="0.739cm" svg:height="0.505cm" svg:x="4.213cm" svg:y="3.188cm">
          <draw:text-box>
            <text:p><text:span text:style-name="T2">no</text:span></text:p>
          </draw:text-box>
        </draw:frame>
        <draw:frame draw:style-name="gr6" draw:text-style-name="P9" draw:layer="controls" svg:width="2.178cm" svg:height="0.759cm" svg:x="6.615cm" svg:y="3.621cm">
          <draw:text-box>
            <text:p text:style-name="P6"><text:span text:style-name="T2">DD := (from e-mail)</text:span><text:span text:style-name="T2"><text:line-break/></text:span><text:span text:style-name="T2">AT := (from e-mail)</text:span></text:p>
          </draw:text-box>
        </draw:frame>
        <draw:connector draw:style-name="gr3" draw:text-style-name="P10" draw:layer="controls" draw:type="line" svg:x1="4.373cm" svg:y1="4.693cm" svg:x2="4.931cm" svg:y2="5.343cm" draw:start-shape="id45" draw:start-glue-point="2" draw:end-shape="id3" draw:end-glue-point="5" svg:d="M4373 4693l558 650" svg:viewBox="0 0 559 651">
          <text:p/>
        </draw:connector>
        <draw:connector draw:style-name="gr3" draw:text-style-name="P4" draw:layer="controls" draw:type="line" svg:x1="6.813cm" svg:y1="4.693cm" svg:x2="6.374cm" svg:y2="5.343cm" draw:start-shape="id46" draw:start-glue-point="2" draw:end-shape="id3" draw:end-glue-point="11" svg:d="M6813 4693l-439 650" svg:viewBox="0 0 440 651">
          <text:p/>
        </draw:connector>
        <draw:custom-shape draw:style-name="gr2" draw:text-style-name="P3" xml:id="id5" draw:id="id5" draw:layer="controls" svg:width="2.04cm" svg:height="0.42cm" svg:x="12.475cm" svg:y="6.894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5cm" svg:y1="7.104cm" svg:x2="15.113cm" svg:y2="7.103cm" draw:start-shape="id5" draw:start-glue-point="1" draw:end-shape="id47" svg:d="M14515 7104l598-1" svg:viewBox="0 0 599 2">
          <text:p/>
        </draw:connector>
        <draw:custom-shape draw:style-name="gr2" draw:text-style-name="P3" xml:id="id12" draw:id="id12" draw:layer="controls" svg:width="2.04cm" svg:height="0.42cm" svg:x="12.473cm" svg:y="10.68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3cm" svg:y1="10.893cm" svg:x2="15.113cm" svg:y2="10.893cm" draw:start-shape="id12" draw:start-glue-point="1" draw:end-shape="id48" draw:end-glue-point="5" svg:d="M14513 10893h600" svg:viewBox="0 0 601 1">
          <text:p/>
        </draw:connector>
        <draw:custom-shape draw:style-name="gr2" draw:text-style-name="P3" xml:id="id23" draw:id="id23" draw:layer="controls" svg:width="2.04cm" svg:height="0.42cm" svg:x="12.473cm" svg:y="11.98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3cm" svg:y1="12.193cm" svg:x2="15.113cm" svg:y2="12.193cm" draw:start-shape="id23" draw:start-glue-point="1" draw:end-shape="id49" draw:end-glue-point="5" svg:d="M14513 12193h600" svg:viewBox="0 0 601 1">
          <text:p/>
        </draw:connector>
        <draw:custom-shape draw:style-name="gr2" draw:text-style-name="P3" xml:id="id22" draw:id="id22" draw:layer="controls" svg:width="2.04cm" svg:height="0.42cm" svg:x="12.473cm" svg:y="13.49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controls" svg:width="2.04cm" svg:height="0.42cm" svg:x="12.473cm" svg:y="14.99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513cm" svg:y1="13.703cm" svg:x2="15.113cm" svg:y2="13.703cm" draw:start-shape="id22" draw:end-shape="id50" draw:end-glue-point="5" svg:d="M14513 13703h600" svg:viewBox="0 0 601 1">
          <text:p/>
        </draw:connector>
        <draw:connector draw:style-name="gr3" draw:text-style-name="P4" draw:layer="layout" draw:type="line" svg:x1="14.513cm" svg:y1="15.203cm" svg:x2="15.113cm" svg:y2="15.203cm" draw:start-shape="id21" draw:start-glue-point="1" draw:end-shape="id51" draw:end-glue-point="5" svg:d="M14513 15203h600" svg:viewBox="0 0 601 1">
          <text:p/>
        </draw:connector>
        <draw:custom-shape draw:style-name="gr2" draw:text-style-name="P3" xml:id="id25" draw:id="id25" draw:layer="layout" svg:width="2.04cm" svg:height="0.42cm" svg:x="12.473cm" svg:y="16.31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513cm" svg:y1="16.523cm" svg:x2="15.113cm" svg:y2="16.523cm" draw:start-shape="id25" draw:start-glue-point="1" draw:end-shape="id52" draw:end-glue-point="5" svg:d="M14513 16523h600" svg:viewBox="0 0 601 1">
          <text:p/>
        </draw:connector>
        <draw:connector draw:style-name="gr3" draw:text-style-name="P4" draw:layer="layout" svg:x1="5.654cm" svg:y1="15.65cm" svg:x2="8.892cm" svg:y2="16.523cm" draw:start-shape="id17" draw:start-glue-point="8" draw:end-shape="id53" draw:end-glue-point="0" svg:d="M5654 15650v873h3238" svg:viewBox="0 0 3239 874">
          <text:p/>
        </draw:connector>
        <draw:custom-shape draw:style-name="gr2" draw:text-style-name="P3" xml:id="id32" draw:id="id32" draw:layer="layout" svg:width="2.04cm" svg:height="0.42cm" svg:x="10.273cm" svg:y="23.74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313cm" svg:y1="23.953cm" svg:x2="13.013cm" svg:y2="23.953cm" draw:start-shape="id32" draw:start-glue-point="1" draw:end-shape="id54" draw:end-glue-point="5" svg:d="M12313 23953h700" svg:viewBox="0 0 701 1">
          <text:p/>
        </draw:connector>
        <draw:connector draw:style-name="gr3" draw:text-style-name="P4" draw:layer="layout" draw:type="line" svg:x1="14.513cm" svg:y1="21.55cm" svg:x2="15.113cm" svg:y2="21.55cm" draw:start-shape="id40" draw:start-glue-point="1" draw:end-shape="id55" draw:end-glue-point="5" svg:d="M14513 21550h600" svg:viewBox="0 0 601 1">
          <text:p/>
        </draw:connector>
        <draw:custom-shape draw:style-name="gr2" draw:text-style-name="P3" xml:id="id41" draw:id="id41" draw:layer="layout" svg:width="2.04cm" svg:height="0.42cm" svg:x="10.273cm" svg:y="27.08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313cm" svg:y1="27.293cm" svg:x2="13.013cm" svg:y2="27.293cm" draw:start-shape="id41" draw:start-glue-point="1" draw:end-shape="id56" draw:end-glue-point="5" svg:d="M12313 27293h700" svg:viewBox="0 0 701 1">
          <text:p/>
        </draw:connector>
        <draw:custom-shape draw:style-name="gr2" draw:text-style-name="P3" xml:id="id34" draw:id="id34" draw:layer="layout" svg:width="2.04cm" svg:height="0.42cm" svg:x="10.273cm" svg:y="25.24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313cm" svg:y1="25.453cm" svg:x2="13.013cm" svg:y2="25.453cm" draw:start-shape="id34" draw:start-glue-point="1" draw:end-shape="id57" draw:end-glue-point="5" svg:d="M12313 25453h700" svg:viewBox="0 0 701 1">
          <text:p/>
        </draw:connector>
        <draw:frame draw:style-name="gr23" draw:text-style-name="P9" draw:layer="layout" svg:width="3cm" svg:height="2.7cm" svg:x="17.513cm" svg:y="26.293cm">
          <draw:text-box>
            <text:p text:style-name="P6"><text:span text:style-name="T2">DD - Delivered Date</text:span></text:p>
            <text:p text:style-name="P6"><text:span text:style-name="T2">LD - Legal Date</text:span></text:p>
            <text:p text:style-name="P6"><text:span text:style-name="T2">AT - Attachmets</text:span></text:p>
            <text:p text:style-name="P6"><text:span text:style-name="T2">FN - File Number</text:span></text:p>
            <text:p text:style-name="P6"><text:span text:style-name="T2">L - Level</text:span></text:p>
            <text:p text:style-name="P6"><text:span text:style-name="T2">R - Reasons</text:span></text:p>
            <text:p text:style-name="P6"><text:span text:style-name="T2">AO - Advanced Obligees</text:span></text:p>
            <text:p text:style-name="P6"><text:span text:style-name="T2">EX - Extension</text:span></text:p>
            <text:p text:style-name="P6"><text:span text:style-name="T2">PA DD - Previous Action DD</text:span></text:p>
          </draw:text-box>
        </draw:frame>
        <draw:connector draw:style-name="gr24" draw:text-style-name="P4" draw:layer="layout" draw:type="line" svg:x1="5.593cm" svg:y1="2.053cm" svg:x2="5.594cm" svg:y2="2.593cm" draw:end-shape="id44" draw:end-glue-point="4" svg:d="M5593 2053l1 540" svg:viewBox="0 0 2 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93cm" fo:margin-bottom="0.31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08-27T21:52:37.964184629</dc:date>
    <meta:editing-duration>PT3H40M59S</meta:editing-duration>
    <meta:editing-cycles>119</meta:editing-cycles>
    <meta:generator>LibreOffice/4.2.8.2$Linux_X86_64 LibreOffice_project/420m0$Build-2</meta:generator>
    <meta:document-statistic meta:object-count="165"/>
  </office:meta>
</office:document-meta>
</file>